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8_20-49-50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9_01-51-58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9_07-32-06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9_07-32-18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9_12-27-43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 table:formula="of:=[.F6]" office:value-type="string" office:string-value="N-35-35-28.8208 E-139-34-50.148925">
            <text:p>N-35-35-28.8208 E-139-34-50.148925</text:p>
          </table:table-cell>
          <table:table-cell table:style-name="ce5" office:value-type="string">
            <text:p>N-35-35-28.8208 E-139-34-50.148925</text:p>
          </table:table-cell>
          <table:table-cell table:style-name="ce40" table:formula="of:=IF([.E6]=&quot;&quot;;[.C6];CONCATENATE([.C6];&quot; / &quot;;[.E6]))" office:value-type="string" office:string-value=":m 食べた物 / N-35-35-28.8208 E-139-34-50.148925">
            <text:p>:m 食べた物 / N-35-35-28.8208 E-139-34-50.14892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29_17-00-45_000.jpg</text:p>
          </table:table-cell>
          <table:table-cell table:style-name="ce12" office:value-type="string">
            <text:p>:m RES 1*3 / free# JVEMV6 76#_41:2 / 76. physics / w=~,topics=ハミルトニアン；ラグランジアン,other=~,s=~,i=~,doc=r-6.1-1~11</text:p>
          </table:table-cell>
          <table:table-cell table:style-name="ce12"/>
          <table:table-cell table:style-name="ce5" table:formula="of:=[.F7]" office:value-type="string" office:string-value="N-35-41-47.65686 E-139-43-25.407714">
            <text:p>N-35-41-47.65686 E-139-43-25.407714</text:p>
          </table:table-cell>
          <table:table-cell table:style-name="ce5" office:value-type="string">
            <text:p>N-35-41-47.65686 E-139-43-25.407714</text:p>
          </table:table-cell>
          <table:table-cell table:style-name="ce40" table:formula="of:=IF([.E7]=&quot;&quot;;[.C7];CONCATENATE([.C7];&quot; / &quot;;[.E7]))" office:value-type="string" office:string-value=":m RES 1*3 / free# JVEMV6 76#_41:2 / 76. physics / w=~,topics=ハミルトニアン；ラグランジアン,other=~,s=~,i=~,doc=r-6.1-1~11 / N-35-41-47.65686 E-139-43-25.407714">
            <text:p>:m RES 1*3 / free# JVEMV6 76#_41:2 / 76. physics / w=~,topics=ハミルトニアン；ラグランジアン,other=~,s=~,i=~,doc=r-6.1-1~11 / N-35-41-47.65686 E-139-43-25.40771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29_17-01-10_000.jpg</text:p>
          </table:table-cell>
          <table:table-cell table:style-name="ce12" office:value-type="string">
            <text:p>:m RES 2*3 / free# JVEMV6 76#_41:2 / 76. physics / w=~,topics=ハミルトニアン；ラグランジアン,other=~,s=~,i=~,doc=r-6.1-1~11</text:p>
          </table:table-cell>
          <table:table-cell table:style-name="ce12"/>
          <table:table-cell table:style-name="ce5" table:formula="of:=[.F8]" office:value-type="string" office:string-value="N-35-41-47.601928 E-139-43-25.462646">
            <text:p>N-35-41-47.601928 E-139-43-25.462646</text:p>
          </table:table-cell>
          <table:table-cell table:style-name="ce5" office:value-type="string">
            <text:p>N-35-41-47.601928 E-139-43-25.462646</text:p>
          </table:table-cell>
          <table:table-cell table:style-name="ce40" table:formula="of:=IF([.E8]=&quot;&quot;;[.C8];CONCATENATE([.C8];&quot; / &quot;;[.E8]))" office:value-type="string" office:string-value=":m RES 2*3 / free# JVEMV6 76#_41:2 / 76. physics / w=~,topics=ハミルトニアン；ラグランジアン,other=~,s=~,i=~,doc=r-6.1-1~11 / N-35-41-47.601928 E-139-43-25.462646">
            <text:p>:m RES 2*3 / free# JVEMV6 76#_41:2 / 76. physics / w=~,topics=ハミルトニアン；ラグランジアン,other=~,s=~,i=~,doc=r-6.1-1~11 / N-35-41-47.601928 E-139-43-25.46264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29_17-01-30_000.jpg</text:p>
          </table:table-cell>
          <table:table-cell table:style-name="ce12" office:value-type="string">
            <text:p>:m RES 3*3 / free# JVEMV6 76#_41:2 / 76. physics / w=~,topics=ハミルトニアン；ラグランジアン,other=~,s=~,i=~,doc=r-6.1-1~11</text:p>
          </table:table-cell>
          <table:table-cell table:style-name="ce12"/>
          <table:table-cell table:style-name="ce5" table:formula="of:=[.F9]" office:value-type="string" office:string-value="N-35-41-47.643127 E-139-43-25.352783">
            <text:p>N-35-41-47.643127 E-139-43-25.352783</text:p>
          </table:table-cell>
          <table:table-cell table:style-name="ce5" office:value-type="string">
            <text:p>N-35-41-47.643127 E-139-43-25.352783</text:p>
          </table:table-cell>
          <table:table-cell table:style-name="ce40" table:formula="of:=IF([.E9]=&quot;&quot;;[.C9];CONCATENATE([.C9];&quot; / &quot;;[.E9]))" office:value-type="string" office:string-value=":m RES 3*3 / free# JVEMV6 76#_41:2 / 76. physics / w=~,topics=ハミルトニアン；ラグランジアン,other=~,s=~,i=~,doc=r-6.1-1~11 / N-35-41-47.643127 E-139-43-25.352783">
            <text:p>:m RES 3*3 / free# JVEMV6 76#_41:2 / 76. physics / w=~,topics=ハミルトニアン；ラグランジアン,other=~,s=~,i=~,doc=r-6.1-1~11 / N-35-41-47.643127 E-139-43-25.35278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29_19-08-11_000.jpg</text:p>
          </table:table-cell>
          <table:table-cell table:style-name="ce12" office:value-type="string">
            <text:p>:m :篠笛,shinobue #*# / session-memo / s.1:todays-melody,key=h-4(E),i.f.=~,notes=7f_-1-4-5,Re+,other=~ \\\ s.2:atom,R=1,i.f.=~,notes=4`-4h`-4`-2`,ReX,other=~</text:p>
          </table:table-cell>
          <table:table-cell table:style-name="ce12"/>
          <table:table-cell table:style-name="ce5" table:formula="of:=[.F10]" office:value-type="string" office:string-value="N-35-41-47.643127 E-139-43-25.352783">
            <text:p>N-35-41-47.643127 E-139-43-25.352783</text:p>
          </table:table-cell>
          <table:table-cell table:style-name="ce5" office:value-type="string">
            <text:p>N-35-41-47.643127 E-139-43-25.352783</text:p>
          </table:table-cell>
          <table:table-cell table:style-name="ce40" table:formula="of:=IF([.E10]=&quot;&quot;;[.C10];CONCATENATE([.C10];&quot; / &quot;;[.E10]))" office:value-type="string" office:string-value=":m :篠笛,shinobue #*# / session-memo / s.1:todays-melody,key=h-4(E),i.f.=~,notes=7f_-1-4-5,Re+,other=~ \\\ s.2:atom,R=1,i.f.=~,notes=4`-4h`-4`-2`,ReX,other=~ / N-35-41-47.643127 E-139-43-25.352783">
            <text:p>:m :篠笛,shinobue #*# / session-memo / s.1:todays-melody,key=h-4(E),i.f.=~,notes=7f_-1-4-5,Re+,other=~ \\\ s.2:atom,R=1,i.f.=~,notes=4`-4h`-4`-2`,ReX,other=~ / N-35-41-47.643127 E-139-43-25.35278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string">
            <text:p>2021-11-29_15-17-42_000.mp4</text:p>
          </table:table-cell>
          <table:table-cell table:style-name="ce12" office:value-type="string">
            <text:p>:VIDEO / @自室 / 記録 / jap.flute / 演奏、play / R=1 / todays-melody,i.f.=~,notes=,Re+,other=~</text:p>
          </table:table-cell>
          <table:table-cell table:style-name="ce12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11]=&quot;&quot;;[.C11];CONCATENATE([.C11];&quot; / &quot;;[.E11]))" office:value-type="string" office:string-value=":VIDEO / @自室 / 記録 / jap.flute / 演奏、play / R=1 / todays-melody,i.f.=~,notes=,Re+,other=~">
            <text:p>:VIDEO / @自室 / 記録 / jap.flute / 演奏、play / R=1 / todays-melody,i.f.=~,notes=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 office:value-type="string">
            <text:p>2021-11-29_18-35-09_000.mp4</text:p>
          </table:table-cell>
          <table:table-cell table:style-name="ce20" office:value-type="string">
            <text:p>:VIDEO / @自室 / 記録 / jap.flute / 演奏、play / R=2 / todays-melody,i.f.=~,notes=,Re+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2 / todays-melody,i.f.=~,notes=,Re+,other=~">
            <text:p>:VIDEO / @自室 / 記録 / jap.flute / 演奏、play / R=2 / todays-melody,i.f.=~,notes=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 office:value-type="string">
            <text:p>N-35-35-28.642272 E-139-34-49.050292</text:p>
          </table:table-cell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 office:value-type="string">
            <text:p>N-35-35-28.559875 E-139-34-48.940429</text:p>
          </table:table-cell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 office:value-type="string">
            <text:p>N-35-35-28.587341 E-139-34-49.215087</text:p>
          </table:table-cell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 office:value-type="string">
            <text:p>N-35-35-28.642272 E-139-34-49.215087</text:p>
          </table:table-cell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28.573608 E-139-34-49.160156</text:p>
          </table:table-cell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 office:value-type="string">
            <text:p>N-35-35-31.842041 E-139-34-58.00415</text:p>
          </table:table-cell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 office:value-type="string">
            <text:p>N-35-35-31.814575 E-139-34-58.00415</text:p>
          </table:table-cell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 office:value-type="string">
            <text:p>N-35-35-28.587341 E-139-34-49.215087</text:p>
          </table:table-cell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 office:value-type="string">
            <text:p>N-35-35-28.601074 E-139-34-49.270019</text:p>
          </table:table-cell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 office:value-type="string">
            <text:p>N-35-35-28.573608 E-139-34-49.215087</text:p>
          </table:table-cell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東和 PHOTO / 211127sa / 牛込柳町 / 特養ホーム和光園新築工事 / １名 / 横山設備工業（冨士工） / 出発時間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現場状況</text:p>
          </table:table-cell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東和 PHOTO / 211127sa / 牛込柳町 / 特養ホーム和光園新築工事 / １名 / 横山設備工業（冨士工） / 日報</text:p>
          </table:table-cell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:PHOTO 寝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2021/11/29</text:date>, <text:time>22:20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9T22:20:01.72</dc:date>
    <dc:creator>iwabuchi ken</dc:creator>
    <meta:editing-duration>P40DT14H51S</meta:editing-duration>
    <meta:editing-cycles>13902</meta:editing-cycles>
    <meta:document-statistic meta:table-count="1" meta:cell-count="458" meta:object-count="0"/>
  </office:meta>
</office:document-meta>
</file>